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text-align="justify" style:justify-single-word="false"/>
    </style:style>
    <style:style style:name="P2" style:family="paragraph" style:parent-style-name="Standard">
      <style:paragraph-properties fo:margin-left="0in" fo:margin-right="0in" fo:margin-top="0in" fo:margin-bottom="0.139in" style:contextual-spacing="false" fo:line-height="100%" fo:text-align="justify" style:justify-single-word="false" fo:text-indent="0in" style:auto-text-indent="false"/>
    </style:style>
    <style:style style:name="P3" style:family="paragraph" style:parent-style-name="Standard">
      <style:paragraph-properties fo:margin-top="0in" fo:margin-bottom="0.139in" style:contextual-spacing="false" fo:line-height="100%" fo:text-align="justify" style:justify-single-word="false"/>
    </style:style>
    <style:style style:name="P4" style:family="paragraph" style:parent-style-name="Standard">
      <style:paragraph-properties fo:margin-left="1.5in" fo:margin-right="0in" fo:margin-top="0in" fo:margin-bottom="0.139in" style:contextual-spacing="false" fo:line-height="100%" fo:text-align="justify" style:justify-single-word="false" fo:text-indent="0in" style:auto-text-indent="false"/>
    </style:style>
    <style:style style:name="P5" style:family="paragraph" style:parent-style-name="Standard">
      <style:paragraph-properties fo:margin-left="1.5in" fo:margin-right="0in" fo:margin-top="0in" fo:margin-bottom="0.139in" style:contextual-spacing="false" fo:line-height="100%" fo:text-align="justify" style:justify-single-word="false" fo:text-indent="0.5in" style:auto-text-indent="false"/>
    </style:style>
    <style:style style:name="P6" style:family="paragraph" style:parent-style-name="Standard" style:master-page-name="Standard">
      <style:paragraph-properties fo:margin-top="0in" fo:margin-bottom="0in" style:contextual-spacing="false" fo:text-align="center" style:justify-single-word="false" style:page-number="1"/>
      <style:text-properties fo:font-weight="bold" style:font-weight-asian="bold"/>
    </style:style>
    <style:style style:name="P7" style:family="paragraph" style:parent-style-name="Standard" style:list-style-name="WWNum1">
      <style:paragraph-properties fo:margin-left="0.1252in" fo:margin-right="0in" fo:margin-top="0in" fo:margin-bottom="0.139in" style:contextual-spacing="false" fo:line-height="100%" fo:text-align="justify" style:justify-single-word="false" fo:text-indent="0in" style:auto-text-indent="false"/>
      <style:text-properties fo:font-weight="bold" style:font-weight-asian="bold"/>
    </style:style>
    <style:style style:name="P8" style:family="paragraph" style:parent-style-name="Standard" style:list-style-name="WWNum1">
      <style:paragraph-properties fo:margin-left="0in" fo:margin-right="0in" fo:margin-top="0in" fo:margin-bottom="0.139in" style:contextual-spacing="true" fo:line-height="100%" fo:text-align="justify" style:justify-single-word="false" fo:text-indent="0in" style:auto-text-indent="false"/>
    </style:style>
    <style:style style:name="P9" style:family="paragraph" style:parent-style-name="Standard">
      <style:paragraph-properties fo:margin-top="0in" fo:margin-bottom="0.139in" style:contextual-spacing="false" fo:line-height="100%" fo:text-align="justify" style:justify-single-word="false"/>
      <style:text-properties officeooo:rsid="000e454b"/>
    </style:style>
    <style:style style:name="P10" style:family="paragraph" style:parent-style-name="Standard">
      <style:paragraph-properties fo:margin-top="0in" fo:margin-bottom="0.139in" style:contextual-spacing="false" fo:line-height="100%" fo:text-align="justify" style:justify-single-word="false"/>
      <style:text-properties officeooo:rsid="00129aaa" officeooo:paragraph-rsid="00129aaa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d3fe4" style:font-weight-asian="bold"/>
    </style:style>
    <style:style style:name="T3" style:family="text">
      <style:text-properties officeooo:rsid="000d3fe4"/>
    </style:style>
    <style:style style:name="T4" style:family="text">
      <style:text-properties officeooo:rsid="000e454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WORD SEARCH PUZZLE</text:p>
      <text:p text:style-name="P1"/>
      <text:p text:style-name="P1">The word search puzzle is a game that consists of words placed in a grid. The objective is to find all the words hidden inside the bo<text:span text:style-name="T3">ard</text:span>. </text:p>
      <text:p text:style-name="P1"/>
      <text:list xml:id="list2363126229097624334" text:style-name="WWNum1">
        <text:list-item>
          <text:p text:style-name="P7"><text:s/>Players</text:p>
        </text:list-item>
      </text:list>
      <text:p text:style-name="P2"><text:span text:style-name="T3">This is a single player game</text:span>.</text:p>
      <text:list xml:id="list132143554111993" text:continue-numbering="true" text:style-name="WWNum1">
        <text:list-item>
          <text:p text:style-name="P7"><text:s/>The words</text:p>
        </text:list-item>
      </text:list>
      <text:p text:style-name="P3">All the words on the board are related to a subject.</text:p>
      <text:p text:style-name="P3">The words may be placed horizontally <text:span text:style-name="T3">or </text:span>vertically.</text:p>
      <text:p text:style-name="P3">When the player finds a word, the player specifies it by writing on the command line the first and the last cell of the word.</text:p>
      <text:p text:style-name="P3">If a player finds a word that exists, but it is not on the list of words to find. The player is informed that the word is not on list.</text:p>
      <text:list xml:id="list132144441255022" text:continue-numbering="true" text:style-name="WWNum1">
        <text:list-item>
          <text:p text:style-name="P7"><text:s/>The board</text:p>
        </text:list-item>
      </text:list>
      <text:p text:style-name="P3">The board has <text:span text:style-name="T3">maximum N </text:span>rows and <text:span text:style-name="T3">N</text:span> columns. </text:p>
      <text:p text:style-name="P3">Each row and each column ha<text:span text:style-name="T3">s</text:span> a number to be able to identify them.</text:p>
      <text:p text:style-name="P3">Each cell of the board corresponds to a letter.</text:p>
      <text:p text:style-name="P3"><text:span text:style-name="T3">X words are placed on the board</text:span>.</text:p>
      <text:p text:style-name="P3">Each row can rotate horizontally and each column can rotate vertically to allow the player to find the words.</text:p>
      <text:p text:style-name="P3">If the player wants to rotate a column, the player must specify the number of the column and how many steps wants to rotate up or down.</text:p>
      <text:p text:style-name="P3">If the player wants to rotate a row, the player must specify the number of the row and how many steps wants to rotate left or right.</text:p>
      <text:p text:style-name="P3">Each row and each column can be rotated <text:span text:style-name="T3">as many</text:span> times <text:span text:style-name="T3">as wished</text:span>.</text:p>
      <text:list xml:id="list132142998947524" text:continue-numbering="true" text:style-name="WWNum1">
        <text:list-item>
          <text:p text:style-name="P7"><text:s/>The subjects </text:p>
        </text:list-item>
      </text:list>
      <text:p text:style-name="P3">The language of the game is English.</text:p>
      <text:p text:style-name="P3">Before starting the game, a player chooses a subject. All the words on the board are related to this subject. </text:p>
      <text:p text:style-name="P3">The game has a list of words corresponding to each subject. <text:s/></text:p>
      <text:p text:style-name="P3">The words that are placed on the board are chosen randomly in every game according to the subject.</text:p>
      <text:list xml:id="list132143341826461" text:continue-numbering="true" text:style-name="WWNum1">
        <text:list-item>
          <text:p text:style-name="P7"><text:soft-page-break/><text:s/>The clues</text:p>
        </text:list-item>
      </text:list>
      <text:p text:style-name="P3"><text:span text:style-name="T3">The clues</text:span> help the player <text:span text:style-name="T3">finding</text:span> the words. </text:p>
      <text:list xml:id="list132143625186393" text:continue-numbering="true" text:style-name="WWNum1">
        <text:list-item>
          <text:list>
            <text:list-item>
              <text:list>
                <text:list-header>
                  <text:p text:style-name="P8"><text:span text:style-name="T2">5.1 </text:span><text:span text:style-name="T1">By solution: </text:span>the subject and the list of words that have not been found are displayed for each board.</text:p>
                </text:list-header>
              </text:list>
            </text:list-item>
          </text:list>
        </text:list-item>
      </text:list>
      <text:p text:style-name="P4">Animals: </text:p>
      <text:p text:style-name="P5">Monkey.</text:p>
      <text:p text:style-name="P5">Dog.</text:p>
      <text:p text:style-name="P5">Cat.</text:p>
      <text:list xml:id="list132144615979172" text:continue-numbering="true" text:style-name="WWNum1">
        <text:list-item>
          <text:p text:style-name="P7"><text:s/>The rules</text:p>
        </text:list-item>
      </text:list>
      <text:p text:style-name="P2"><text:span text:style-name="T1"><text:tab/></text:span>Th<text:span text:style-name="T4">e player has to find X words on the board. </text:span>The game is over when the player finds all the words on the board or requests the end of the game.</text:p>
      <text:list xml:id="list132143868152787" text:continue-numbering="true" text:style-name="WWNum1">
        <text:list-item>
          <text:p text:style-name="P7"><text:s/>The instructions</text:p>
        </text:list-item>
      </text:list>
      <text:p text:style-name="P9">The instructions of the game can be display before starting and during the game.</text:p>
      <text:p text:style-name="P10">This document is consistent with the user guide (user_guide_v1.od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style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 fo:font-weight="bold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 fo:text-align="end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3" style:num-suffix="." style:num-format="1" text:display-levels="3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4" style:num-suffix="." style:num-format="1" text:display-levels="4">
        <style:list-level-properties text:list-level-position-and-space-mode="label-alignment" fo:text-align="end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5" style:num-suffix="." style:num-format="1" text:display-levels="5">
        <style:list-level-properties text:list-level-position-and-space-mode="label-alignment" fo:text-align="end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6" style:num-suffix="." style:num-format="1" text:display-levels="6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7" style:num-suffix="." style:num-format="1" text:display-levels="7">
        <style:list-level-properties text:list-level-position-and-space-mode="label-alignment" fo:text-align="end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8" style:num-suffix="." style:num-format="1" text:display-levels="8">
        <style:list-level-properties text:list-level-position-and-space-mode="label-alignment" fo:text-align="end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9" style:num-suffix="." style:num-format="1" text:display-levels="9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editing-duration>PT22M15S</meta:editing-duration>
    <meta:editing-cycles>5</meta:editing-cycles>
    <meta:creation-date>2017-02-08T22:15:46.359096574</meta:creation-date>
    <dc:date>2017-02-10T13:21:42.634131719</dc:date>
    <dc:creator>Patty </dc:creator>
    <meta:document-statistic meta:table-count="0" meta:image-count="0" meta:object-count="0" meta:page-count="2" meta:paragraph-count="35" meta:word-count="397" meta:character-count="2039" meta:non-whitespace-character-count="1668"/>
  </office:meta>
</office:document-meta>
</file>